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EnvironmentGroupContainer.getResourceEnvironment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urceEnvironmentGroupContainer.addPage( PageObjec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EnvironmentGroupContainer.AbstractResourceEnvironmentGroupContainer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EnvironmentGroupContainer.addPageGroup( PageGroup page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EnvironmentGroupContainer.createInvokeMediumMa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urceEnvironmentGroupContainer.writeContent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